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📜 <text:span text:style-name="Strong_20_Emphasis">REGISTRE ROYAL DE CRYSTALIS</text:span></text:h>
      <text:p text:style-name="Text_20_body"><text:span text:style-name="Strong_20_Emphasis">Le Royaume de Crystalis</text:span> est un monde entièrement constitué de cristal vivant.<text:line-break/>Son architecture, sa flore et même certaines formes de vie minérales rayonnent d'une beauté éclatante.<text:line-break/>Chaque ville incarne un aspect fondamental de la société de Crystalis.</text:p>
      <text:p text:style-name="Horizontal_20_Line"/>
      <text:h text:style-name="Heading_20_2" text:outline-level="2">🏛️ <text:span text:style-name="Strong_20_Emphasis">Villes Principales</text:span></text:h>
      <text:h text:style-name="Heading_20_3" text:outline-level="3"><text:span text:style-name="Strong_20_Emphasis">Veritis</text:span></text:h>
      <text:list text:style-name="L1">
        <text:list-item>
          <text:p text:style-name="P1"><text:span text:style-name="Strong_20_Emphasis">Fonction</text:span> : Ville de la Justice ⚖️</text:p>
        </text:list-item>
        <text:list-item>
          <text:p text:style-name="P1"><text:span text:style-name="Strong_20_Emphasis">Description</text:span> : Immenses palais et tribunaux de cristal noir et blanc.</text:p>
        </text:list-item>
        <text:list-item>
          <text:p text:style-name="P1"><text:span text:style-name="Strong_20_Emphasis">Particularité</text:span> : Unique Temple de l'Espace.</text:p>
        </text:list-item>
        <text:list-item>
          <text:p text:style-name="P1"><text:span text:style-name="Strong_20_Emphasis">Institutions</text:span> : Haut Conseil de Justice, Prisons de Cristal.</text:p>
        </text:list-item>
      </text:list>
      <text:p text:style-name="Horizontal_20_Line"/>
      <text:h text:style-name="Heading_20_3" text:outline-level="3"><text:span text:style-name="Strong_20_Emphasis">Saphilios</text:span></text:h>
      <text:list text:style-name="L2">
        <text:list-item>
          <text:p text:style-name="P2"><text:span text:style-name="Strong_20_Emphasis">Fonction</text:span> : Ville du Savoir et de l'Éducation 📚</text:p>
        </text:list-item>
        <text:list-item>
          <text:p text:style-name="P2"><text:span text:style-name="Strong_20_Emphasis">Description</text:span> : Tours de saphir bleu, jardins cristallins.</text:p>
        </text:list-item>
        <text:list-item>
          <text:p text:style-name="P2"><text:span text:style-name="Strong_20_Emphasis">Particularité</text:span> : Unique Temple du Temps.</text:p>
        </text:list-item>
        <text:list-item>
          <text:p text:style-name="P2"><text:span text:style-name="Strong_20_Emphasis">Institutions</text:span> : Portail Dimensionnel (destiné à l'apprentissage d'autres métiers dans d'autres dimensions).</text:p>
        </text:list-item>
      </text:list>
      <text:p text:style-name="Horizontal_20_Line"/>
      <text:h text:style-name="Heading_20_3" text:outline-level="3"><text:span text:style-name="Strong_20_Emphasis">Emerodis</text:span></text:h>
      <text:list text:style-name="L3">
        <text:list-item>
          <text:p text:style-name="P3"><text:span text:style-name="Strong_20_Emphasis">Fonction</text:span> : Ville Médicale 🌿</text:p>
        </text:list-item>
        <text:list-item>
          <text:p text:style-name="P3"><text:span text:style-name="Strong_20_Emphasis">Description</text:span> : Forêt cristalline d'émeraudes vivantes.</text:p>
        </text:list-item>
        <text:list-item>
          <text:p text:style-name="P3"><text:span text:style-name="Strong_20_Emphasis">Particularité</text:span> : Centres de soins et de secours publics.</text:p>
        </text:list-item>
        <text:list-item>
          <text:p text:style-name="P3"><text:span text:style-name="Strong_20_Emphasis">Institutions</text:span> : Hôpitaux de Cristal, Instituts de Médecine de Crytalis.</text:p>
        </text:list-item>
      </text:list>
      <text:p text:style-name="Horizontal_20_Line"/>
      <text:h text:style-name="Heading_20_3" text:outline-level="3"><text:span text:style-name="Strong_20_Emphasis">Sediola</text:span></text:h>
      <text:list text:style-name="L4">
        <text:list-item>
          <text:p text:style-name="P4"><text:span text:style-name="Strong_20_Emphasis">Fonction</text:span> : Ville Minière ⛏️</text:p>
        </text:list-item>
        <text:list-item>
          <text:p text:style-name="P4"><text:span text:style-name="Strong_20_Emphasis">Description</text:span> : Tunnels et galeries éclatants, riches en cristaux précieux.</text:p>
        </text:list-item>
        <text:list-item>
          <text:p text:style-name="P4"><text:span text:style-name="Strong_20_Emphasis">Particularité</text:span> : Extraction des ressources cristallines essentielles au royaume.</text:p>
        </text:list-item>
      </text:list>
      <text:p text:style-name="Horizontal_20_Line"/>
      <text:h text:style-name="Heading_20_3" text:outline-level="3"><text:soft-page-break/><text:span text:style-name="Strong_20_Emphasis">Chromis</text:span></text:h>
      <text:list text:style-name="L5">
        <text:list-item>
          <text:p text:style-name="P5"><text:span text:style-name="Strong_20_Emphasis">Fonction</text:span> : Ville du Culte 🌈</text:p>
        </text:list-item>
        <text:list-item>
          <text:p text:style-name="P5"><text:span text:style-name="Strong_20_Emphasis">Description</text:span> : Temples arc-en-ciel faits de prismes colorés.</text:p>
        </text:list-item>
        <text:list-item>
          <text:p text:style-name="P5"><text:span text:style-name="Strong_20_Emphasis">Particularité</text:span> : Cité dédiée au culte de <text:span text:style-name="Strong_20_Emphasis">Prismeos</text:span> (divinité de la lumière) et des <text:span text:style-name="Strong_20_Emphasis">Ildes</text:span>.</text:p>
        </text:list-item>
      </text:list>
      <text:p text:style-name="Horizontal_20_Line"/>
      <text:h text:style-name="Heading_20_2" text:outline-level="2">🏰 <text:span text:style-name="Strong_20_Emphasis">Autres Informations</text:span></text:h>
      <text:list text:style-name="L6">
        <text:list-item>
          <text:p text:style-name="P6"><text:span text:style-name="Strong_20_Emphasis">Architecture</text:span> :</text:p>
          <text:list>
            <text:list-item>
              <text:p text:style-name="P6">Tous les bâtiments, routes, ponts sont façonnés en cristaux vivants.</text:p>
            </text:list-item>
            <text:list-item>
              <text:p text:style-name="P6">Les plantes sont des sculptures naturelles de cristal coloré, vibrant doucement sous la lumière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0T19:51:52.108000000</meta:creation-date>
    <dc:date>2025-04-10T19:52:50.974000000</dc:date>
    <meta:editing-duration>PT59S</meta:editing-duration>
    <meta:editing-cycles>1</meta:editing-cycles>
    <meta:document-statistic meta:table-count="0" meta:image-count="0" meta:object-count="0" meta:page-count="2" meta:paragraph-count="30" meta:word-count="252" meta:character-count="1562" meta:non-whitespace-character-count="1361"/>
    <meta:generator>LibreOffice/24.8.5.2$Windows_X86_64 LibreOffice_project/fddf2685c70b461e7832239a0162a77216259f22</meta:generator>
  </office:meta>
</office:document-meta>
</file>